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173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2945in"/>
    </style:style>
    <style:style style:name="co4" style:family="table-column">
      <style:table-column-properties fo:break-before="auto" style:column-width="1.5709in"/>
    </style:style>
    <style:style style:name="co5" style:family="table-column">
      <style:table-column-properties fo:break-before="auto" style:column-width="1.563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Mean</text:p>
          </table:table-cell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>
            <text:p>hand-written/ALaCarte.contVar</text:p>
          </table:table-cell>
          <table:table-cell table:style-name="ce1" office:value-type="string">
            <text:p>1.7833329060120637e-6</text:p>
          </table:table-cell>
          <table:table-cell table:formula="of:=[.B2]/[.B4]" office:value-type="float" office:value="12.8864550942928">
            <text:p>12.8864550942928</text:p>
          </table:table-cell>
          <table:table-cell office:value-type="string">
            <text:p>6.497500251156434e-6</text:p>
          </table:table-cell>
          <table:table-cell table:formula="of:=[.D2]/[.D4]" office:value-type="float" office:value="11.2549677861103">
            <text:p>11.2549677861103</text:p>
          </table:table-cell>
          <table:table-cell office:value-type="string">
            <text:p>7.370016950881108e-5</text:p>
          </table:table-cell>
          <table:table-cell table:formula="of:=[.F2]/[.F4]" office:value-type="float" office:value="7.72935473596574">
            <text:p>7.72935473596574</text:p>
          </table:table-cell>
          <table:table-cell table:style-name="ce1" office:value-type="string">
            <text:p>1.1789418987929819e-2</text:p>
          </table:table-cell>
          <table:table-cell table:formula="of:=[.H2]/[.H4]" office:value-type="float" office:value="12.3411843553032">
            <text:p>12.3411843553032</text:p>
          </table:table-cell>
        </table:table-row>
        <table:table-row table:style-name="ro1">
          <table:table-cell office:value-type="string">
            <text:p>hand-written/ALaCarte.contVar'</text:p>
          </table:table-cell>
          <table:table-cell table:style-name="ce1" office:value-type="string">
            <text:p>7.964143204812465e-7</text:p>
          </table:table-cell>
          <table:table-cell table:formula="of:=[.B3]/[.B4]" office:value-type="float" office:value="5.75493074946033">
            <text:p>5.75493074946033</text:p>
          </table:table-cell>
          <table:table-cell office:value-type="string">
            <text:p>2.915315128723316e-6</text:p>
          </table:table-cell>
          <table:table-cell table:formula="of:=[.D3]/[.D4]" office:value-type="float" office:value="5.04990790178131">
            <text:p>5.04990790178131</text:p>
          </table:table-cell>
          <table:table-cell office:value-type="string">
            <text:p>3.608587790877765e-5</text:p>
          </table:table-cell>
          <table:table-cell table:formula="of:=[.F3]/[.F4]" office:value-type="float" office:value="3.78453066220351">
            <text:p>3.78453066220351</text:p>
          </table:table-cell>
          <table:table-cell table:style-name="ce1" office:value-type="string">
            <text:p>4.309588339179755e-3</text:p>
          </table:table-cell>
          <table:table-cell table:formula="of:=[.H3]/[.H4]" office:value-type="float" office:value="4.51128458864126">
            <text:p>4.51128458864126</text:p>
          </table:table-cell>
        </table:table-row>
        <table:table-row table:style-name="ro1">
          <table:table-cell office:value-type="string">
            <text:p>hand-written/Standard.contVar</text:p>
          </table:table-cell>
          <table:table-cell table:style-name="ce1" office:value-type="string">
            <text:p>1.3838816749548733e-7</text:p>
          </table:table-cell>
          <table:table-cell/>
          <table:table-cell office:value-type="string">
            <text:p>5.773006528881374e-7</text:p>
          </table:table-cell>
          <table:table-cell/>
          <table:table-cell office:value-type="string">
            <text:p>9.535099892087258e-6</text:p>
          </table:table-cell>
          <table:table-cell/>
          <table:table-cell table:style-name="ce1" office:value-type="string">
            <text:p>9.552907280623913e-4</text:p>
          </table:table-cell>
          <table:table-cell/>
        </table:table-row>
        <table:table-row table:style-name="ro1">
          <table:table-cell office:value-type="string">
            <text:p>hand-written/ALaCarte.freeVars</text:p>
          </table:table-cell>
          <table:table-cell table:style-name="ce1" office:value-type="string">
            <text:p>3.743457414659678e-6</text:p>
          </table:table-cell>
          <table:table-cell table:formula="of:=[.B5]/[.B7]" office:value-type="float" office:value="1.73333912855784">
            <text:p>1.73333912855784</text:p>
          </table:table-cell>
          <table:table-cell office:value-type="string">
            <text:p>1.0302713248887356e-5</text:p>
          </table:table-cell>
          <table:table-cell table:formula="of:=[.D5]/[.D7]" office:value-type="float" office:value="2.13809385471129">
            <text:p>2.13809385471129</text:p>
          </table:table-cell>
          <table:table-cell office:value-type="string">
            <text:p>1.230844188626711e-4</text:p>
          </table:table-cell>
          <table:table-cell table:formula="of:=[.F5]/[.F7]" office:value-type="float" office:value="1.88748552742943">
            <text:p>1.88748552742943</text:p>
          </table:table-cell>
          <table:table-cell table:style-name="ce1" office:value-type="string">
            <text:p>1.4471217922866344e-2</text:p>
          </table:table-cell>
          <table:table-cell table:formula="of:=[.H5]/[.H7]" office:value-type="float" office:value="2.05281952799325">
            <text:p>2.05281952799325</text:p>
          </table:table-cell>
        </table:table-row>
        <table:table-row table:style-name="ro1">
          <table:table-cell office:value-type="string">
            <text:p>hand-written/ALaCarte.freeVars'</text:p>
          </table:table-cell>
          <table:table-cell table:style-name="ce1" office:value-type="string">
            <text:p>2.886841256378047e-6</text:p>
          </table:table-cell>
          <table:table-cell table:formula="of:=[.B6]/[.B7]" office:value-type="float" office:value="1.33669876623134">
            <text:p>1.33669876623134</text:p>
          </table:table-cell>
          <table:table-cell office:value-type="string">
            <text:p>7.514871526494706e-6</text:p>
          </table:table-cell>
          <table:table-cell table:formula="of:=[.D6]/[.D7]" office:value-type="float" office:value="1.55954069977424">
            <text:p>1.55954069977424</text:p>
          </table:table-cell>
          <table:table-cell office:value-type="string">
            <text:p>9.342917558901455e-5</text:p>
          </table:table-cell>
          <table:table-cell table:formula="of:=[.F6]/[.F7]" office:value-type="float" office:value="1.43272575353898">
            <text:p>1.43272575353898</text:p>
          </table:table-cell>
          <table:table-cell table:style-name="ce1" office:value-type="string">
            <text:p>1.1180912785232065e-2</text:p>
          </table:table-cell>
          <table:table-cell table:formula="of:=[.H6]/[.H7]" office:value-type="float" office:value="1.5860721764162">
            <text:p>1.5860721764162</text:p>
          </table:table-cell>
        </table:table-row>
        <table:table-row table:style-name="ro1">
          <table:table-cell office:value-type="string">
            <text:p>hand-written/Standard.freeVars</text:p>
          </table:table-cell>
          <table:table-cell table:style-name="ce1" office:value-type="string">
            <text:p>2.159679749325385e-6</text:p>
          </table:table-cell>
          <table:table-cell/>
          <table:table-cell office:value-type="string">
            <text:p>4.818644058204156e-6</text:p>
          </table:table-cell>
          <table:table-cell/>
          <table:table-cell office:value-type="string">
            <text:p>6.521078814855881e-5</text:p>
          </table:table-cell>
          <table:table-cell/>
          <table:table-cell table:style-name="ce1" office:value-type="string">
            <text:p>7.049435045570135e-3</text:p>
          </table:table-cell>
          <table:table-cell/>
        </table:table-row>
        <table:table-row table:style-name="ro1">
          <table:table-cell office:value-type="string">
            <text:p>random (depth: 5, size: 58)/ALaCarte.contVar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58)/ALaCarte.contVar'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58)/Standard.contVar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58)/ALaCarte.freeVars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58)/ALaCarte.freeVars'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58)/Standard.freeVars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730)/ALaCarte.contVar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730)/ALaCarte.contVar'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730)/Standard.contVar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730)/ALaCarte.freeVars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730)/ALaCarte.freeVars'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730)/Standard.freeVars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75045)/ALaCarte.contVar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75045)/ALaCarte.contVar'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75045)/Standard.contVar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75045)/ALaCarte.freeVars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75045)/ALaCarte.freeVars'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75045)/Standard.freeVars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1">01/11/2011</text:date>, <text:time>11:4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1-11T11:40:13</dc:date>
    <dc:creator>Patrick Bahr</dc:creator>
    <meta:document-statistic meta:table-count="1" meta:cell-count="66" meta:object-count="0"/>
    <meta:generator>OpenOffice.org/3.2$Unix OpenOffice.org_project/320m19$Build-9505</meta:generator>
  </office:meta>
</office:document-meta>
</file>